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2" svg:font-family="'Lohit Hindi'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0.25in" fo:break-before="auto" style:use-optimal-row-height="true"/>
    </style:style>
    <style:style style:name="ro29" style:family="table-row">
      <style:table-row-properties style:row-height="2.611in" fo:break-before="auto" style:use-optimal-row-height="false"/>
    </style:style>
    <style:style style:name="ro30" style:family="table-row">
      <style:table-row-properties style:row-height="2.2846in" fo:break-before="auto" style:use-optimal-row-height="false"/>
    </style:style>
    <style:style style:name="ro31" style:family="table-row">
      <style:table-row-properties style:row-height="3.1634in" fo:break-before="auto" style:use-optimal-row-height="false"/>
    </style:style>
    <style:style style:name="ro32" style:family="table-row">
      <style:table-row-properties style:row-height="0.2543in" fo:break-before="auto" style:use-optimal-row-height="true"/>
    </style:style>
    <style:style style:name="ro33" style:family="table-row">
      <style:table-row-properties style:row-height="0.2575in" fo:break-before="auto" style:use-optimal-row-height="true"/>
    </style:style>
    <style:style style:name="ro34" style:family="table-row">
      <style:table-row-properties style:row-height="4.0508in" fo:break-before="auto" style:use-optimal-row-height="false"/>
    </style:style>
    <style:style style:name="ro35" style:family="table-row">
      <style:table-row-properties style:row-height="2.2756in" fo:break-before="auto" style:use-optimal-row-height="false"/>
    </style:style>
    <style:style style:name="ro3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ext-properties style:font-name="Liberation Sans" style:font-name-asian="Droid Sans" style:font-name-complex="Lohit Hindi"/>
    </style:style>
    <style:style style:name="ce8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9" style:family="table-cell" style:parent-style-name="Default">
      <style:text-properties fo:color="#0000ff" style:font-name="Liberation Sans" style:font-name-asian="Droid Sans" style:font-name-complex="Lohit Hindi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style:font-name="Liberation Sans" style:font-name-asian="Droid Sans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16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0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2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4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1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4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ffff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style:font-name="Liberation Sans" fo:font-weight="bold" style:font-name-asian="Droid Sans" style:font-weight-asian="bold" style:font-weight-complex="bold"/>
    </style:style>
    <style:style style:name="T10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1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12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13" style:family="text">
      <style:text-properties style:font-name="Liberation Sans" style:font-name-asian="Droid Sans"/>
    </style:style>
    <style:style style:name="T14" style:family="text">
      <style:text-properties style:font-name="Liberation Sans" style:font-name-asian="Droid Sans" fo:font-weight="bold" style:font-weight-asian="bold" style:font-weight-complex="bold"/>
    </style:style>
    <style:style style:name="T15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16" style:family="text">
      <style:text-properties fo:color="#000000" style:font-name="Liberation Sans" fo:font-weight="bold" style:font-name-asian="Droid Sans" style:font-weight-asian="bold" style:font-weight-complex="bold"/>
    </style:style>
    <style:style style:name="T17" style:family="text">
      <style:text-properties fo:color="#000000" style:font-name="Liberation Sans" style:font-name-asian="Droid Sans" style:font-name-complex="Lohit Hindi"/>
    </style:style>
    <style:style style:name="T18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9" style:family="text">
      <style:text-properties fo:color="#000000" style:font-name="Liberation Sans" style:font-name-asian="Droid Sans"/>
    </style:style>
    <style:style style:name="T20" style:family="text">
      <style:text-properties style:font-name-asian="Droid Sans" style:font-size-asian="14pt" style:font-size-complex="14pt"/>
    </style:style>
    <style:style style:name="T21" style:family="text">
      <style:text-properties style:font-name="Liberation Sans" fo:font-size="14pt" style:font-name-asian="Droid Sans" style:font-size-asian="14pt" style:font-size-complex="14pt"/>
    </style:style>
    <style:style style:name="T22" style:family="text">
      <style:text-properties fo:color="#0000ff"/>
    </style:style>
    <style:style style:name="T23" style:family="text">
      <style:text-properties fo:color="#0047ff"/>
    </style:style>
    <style:style style:name="T24" style:family="text">
      <style:text-properties fo:color="#000000" style:text-line-through-type="none" fo:font-weight="normal" style:font-weight-asian="normal" style:font-weight-complex="normal"/>
    </style:style>
    <style:style style:name="T25" style:family="text">
      <style:text-properties style:font-name="Liberation Sans" fo:font-weight="normal" style:font-name-asian="Droid Sans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28" style:family="text">
      <style:text-properties style:font-name="Liberation Sans" fo:font-size="11pt" style:font-name-asian="Droid Sans" style:font-size-asian="11pt" style:font-size-complex="11pt"/>
    </style:style>
    <style:style style:name="T29" style:family="text">
      <style:text-properties fo:color="#000000" fo:font-size="14pt"/>
    </style:style>
    <style:style style:name="T30" style:family="text">
      <style:text-properties fo:font-size="14pt" fo:color="#ff0000"/>
    </style:style>
    <style:style style:name="T31" style:family="text">
      <style:text-properties fo:font-size="14pt" fo:color="#000000"/>
    </style:style>
    <style:style style:name="T32" style:family="text">
      <style:text-properties fo:font-size="14pt" fo:color="#000000" fo:font-weight="normal" style:font-weight-asian="normal" style:font-weight-complex="normal"/>
    </style:style>
    <style:style style:name="T33" style:family="text">
      <style:text-properties fo:font-size="12pt"/>
    </style:style>
    <style:style style:name="T34" style:family="text">
      <style:text-properties fo:color="#ff0000" fo:font-size="14pt"/>
    </style:style>
    <style:style style:name="T35" style:family="text">
      <style:text-properties style:font-size-asian="14pt" style:font-size-complex="14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style:text-line-through-type="single" style:font-name-asian="Droid Sans" style:font-size-asian="14pt" style:font-size-complex="14pt"/>
    </style:style>
    <style:style style:name="T38" style:family="text">
      <style:text-properties style:text-line-through-type="single"/>
    </style:style>
    <style:style style:name="T39" style:family="text">
      <style:text-properties fo:color="#000000" style:font-name="Liberation Sans" style:font-name-asian="Droid Sans" style:text-position="super"/>
    </style:style>
    <style:style style:name="T40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font-name="Liberation Sans" fo:font-weight="bold" style:font-name-asian="Droid Sans" style:font-weight-asian="bold" style:font-weight-complex="bold" style:font-name-complex="Lohit Hindi"/>
    </style:style>
    <style:style style:name="T43" style:family="text">
      <style:text-properties style:font-name="Liberation Sans" style:font-name-asian="Droid Sans" style:font-name-complex="Lohit Hindi"/>
    </style:style>
    <style:style style:name="T44" style:family="text">
      <style:text-properties style:font-name="Liberation Sans" style:font-name-asian="Droid Sans" style:font-name-complex="Lohit Hindi" fo:font-weight="bold" style:font-weight-asian="bold" style:font-weight-complex="bold"/>
    </style:style>
    <style:style style:name="T45" style:family="text">
      <style:text-properties fo:font-size="10pt" style:font-size-asian="10pt" style:font-size-complex="10pt" style:font-name="Liberation Sans" style:font-name-asian="Droid Sans" style:font-name-complex="Lohit Hindi"/>
    </style:style>
    <style:style style:name="T46" style:family="text">
      <style:text-properties style:font-name="Liberation Sans" fo:font-size="10pt" style:font-name-asian="Droid Sans" style:font-name-complex="Lohit Hindi" style:font-size-asian="10pt" style:font-size-complex="10pt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7, 11, </text:span><text:span text:style-name="T3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8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/>
        </table:table-row>
        <table:table-row table:style-name="ro4">
          <table:table-cell table:style-name="ce2" office:value-type="string" calcext:value-type="string">
            <text:p><text:span text:style-name="T4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5">,</text:span><text:span text:style-name="T1"> </text:span><text:span text:style-name="T8">15</text:span><text:span text:style-name="T1">, </text:span><text:span text:style-name="T2">20</text:span><text:span text:style-name="T5">,</text:span><text:span text:style-name="T1"> 23}</text:span></text:p>
            <text:p/>
            <text:p/>
            <text:p><text:span text:style-name="T9">4. Create Membrane Threshold Branch (divide by count)</text:span></text:p>
            <text:p/>
            <text:p/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</text:span><text:span text:style-name="T2">10</text:span><text:span text:style-name="T5">,</text:span><text:span text:style-name="T1"> </text:span><text:span text:style-name="T2">13</text:span><text:span text:style-name="T5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22}</text:span></text:p>
            <text:p><text:span text:style-name="T1"/></text:p>
            <text:p><text:span text:style-name="T17">*. Fetch Keywords Problem</text:span></text:p>
            <text:p><text:span text:style-name="T17">(Fixed Path bug, still to test underWindows!)</text:span></text:p>
            <text:p><text:span text:style-name="T17">(Problem not reproducble in Ubuntu!)</text:span></text:p>
            <text:p><text:span text:style-name="T17">*. Parameters of Segmentation in InteractiveSeg.</text:span></text:p>
            <text:p><text:span text:style-name="T17">*. Specify Membrane Width</text:span></text:p>
            <text:p/>
            <text:p/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<text:span text:style-name="T10">Supplementary files (DL: N.A.)</text:span></text:p>
            <text:p><text:span text:style-name="T11">Plos-One version </text:span><text:span text:style-name="T12">(DL: N.A.)</text:span></text:p>
            <text:p><text:span text:style-name="T13">*. </text:span><text:span text:style-name="T14">FC +- std Chart </text:span><text:span text:style-name="T15">(DL: N.A.)</text:span></text:p>
            <text:p><text:span text:style-name="T16">Scale Bars</text:span><text:span text:style-name="T13">  (DL: 14/09)</text:span></text:p>
            <text:p><text:span text:style-name="T13">Comparsion of mutant and WildType size (DL: 14/09)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</text:span><text:span text:style-name="T5"> </text:span><text:span text:style-name="T2">12,</text:span><text:span text:style-name="T1"> </text:span><text:span text:style-name="T2">18</text:span><text:span text:style-name="T1">, 24}</text:span></text:p>
            <text:p/>
            <text:p><text:span text:style-name="T18"><text:a xlink:href="file:///home/mohamed/Desktop/windowOfFour/finalVersionAug31.odt" xlink:type="simple">Generate  a final version</text:a></text:span></text:p>
            <text:p><text:span text:style-name="T19">(quick generation of everything)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7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8" office:value-type="string" calcext:value-type="string">
            <text:p><text:span text:style-name="T20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21"><text:a xlink:href="file:///home/mohamed/Desktop/windowOfFour/plosCompVersion.odt" xlink:type="simple">Make A Plos Comp. Biology Version</text:a></text:span></text:p>
            <text:p><text:span text:style-name="T21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7" office:value-type="string" calcext:value-type="string">
            <text:p><text:span text:style-name="T21"><text:a xlink:href="#InOutFocus" xlink:type="simple">In/Out of Focus Cells</text:a></text:span></text:p>
            <text:p><text:span text:style-name="T21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9" office:value-type="string" calcext:value-type="string">
            <text:p><text:span text:style-name="T22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7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0" office:value-type="string" calcext:value-type="string">
            <text:p><text:span text:style-name="T22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0" office:value-type="string" calcext:value-type="string">
            <text:p><text:span text:style-name="T22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1" office:value-type="string" calcext:value-type="string">
            <text:p><text:span text:style-name="T13">*. </text:span><text:span text:style-name="T13"><text:a xlink:href="file:///home/mohamed/Desktop/windowOfFour/improveDiscussion.odt" xlink:type="simple">Improve Discussion</text:a></text:span><text:span text:style-name="T13"> (imp.) (DL: 14/09 (4) )</text:span></text:p>
          </table:table-cell>
        </table:table-row>
        <table:table-row table:style-name="ro5" table:number-rows-repeated="9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/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/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11, </text:span><text:span text:style-name="T3">15</text:span><text:span text:style-name="T1">, 20, 23}</text:span></text:p>
            <text:p>Important Goals (Important but not Urgent)</text:p>
            <text:p/>
            <text:p/>
            <text:p><text:a xlink:href="file:///home/mohamed/Desktop/windowOfFour/prib2015.ods" xlink:type="simple">PRIB 2015</text:a></text:p>
            <text:p/>
            <text:p>(DL: March)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9, 10, 13, 14, 17, 19, 21, 22}</text:span></text:p>
            <text:p/>
            <text:p><text:span text:style-name="T22"><text:a xlink:href="#ICDIP_Journal" xlink:type="simple">ICDIP to Journal</text:a></text:span></text:p>
            <text:p/>
            <text:p>(DL: November)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3"><text:a xlink:href="#Thesis" xlink:type="simple">Start with the : Thesis</text:a></text:span><text:span text:style-name="T23"> </text:span></text:p>
            <text:p/>
            <text:p><text:span text:style-name="T23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4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8">15</text:span><text:span text:style-name="T1">, </text:span><text:span text:style-name="T2">20</text:span><text:span text:style-name="T1">, </text:span><text:span text:style-name="T5">23</text:span><text:span text:style-name="T1">}</text:span></text:p>
            <text:p/>
            <text:p><text:span text:style-name="T13"><text:a xlink:href="file:///home/mohamed/mohamed/Phd_Research/Writings/Reports/2014/matLabInteraction.odt" xlink:type="simple">1. CellSerpent MatLab Interaction</text:a></text:span></text:p>
            <text:p/>
            <text:p><text:span text:style-name="T25">1. Active Contour → Snake.java (to test with crop im)</text:span></text:p>
            <text:p><text:span text:style-name="T25">Play with it and visually check</text:span></text:p>
            <text:p><text:span text:style-name="T25">2. Watershed, find dam line</text:span></text:p>
            <text:p><text:span text:style-name="T9">3. The theory behind Snake</text:span></text:p>
            <text:p><text:span text:style-name="T9">4. LevelSet 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3"><text:a xlink:href="#DisMaxExpand" xlink:type="simple">1. New Idea: Distance+ Maximas</text:a></text:span></text:p>
            <text:p><text:span text:style-name="T13"/></text:p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1. Rescore Pratt (<text:span text:style-name="T26">greater dataset</text:span>)</text:p>
            <text:p>- images\Dataset+GT </text:p>
            <text:p>Measurement.scoring.computePrattForDataset</text:p>
            <text:p/>
            <text:p>523 dataset reference [23] in cellSerpant</text:p>
            <text:p>Be Careful of Pratt Score (reconsider over/under seg)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2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3">15</text:span><text:span text:style-name="T1">, 20, 23}</text:span></text:p>
            <text:p>Important:</text:p>
            <text:p/>
            <text:p><text:span text:style-name="T27"><text:a xlink:href="file:///home/mohamed/Desktop/windowOfFour/imageJConf.odt" xlink:type="simple">ImageJ Conf.</text:a></text:span><text:span text:style-name="T27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5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Maven Project</text:p>
            <text:p/>
            <text:p><text:span text:style-name="T27">DA : analyze 2 features (x vs y) , fix int/size &amp; mem charts</text:span></text:p>
            <text:p><text:span text:style-name="T27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28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28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3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4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4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15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16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16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17" office:value-type="string" calcext:value-type="string">
            <text:p>Important</text:p>
          </table:table-cell>
          <table:table-cell table:style-name="ce17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17" office:value-type="string" calcext:value-type="string">
            <text:p>distractions</text:p>
          </table:table-cell>
          <table:table-cell table:style-name="ce17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2" office:value-type="string" calcext:value-type="string">
            <text:p>7. DA : analyze 2 features (x vs y) , fix int/size &amp; mem charts</text:p>
          </table:table-cell>
          <table:table-cell table:style-name="ce12" table:number-columns-repeated="3"/>
          <table:table-cell table:number-columns-repeated="3" table:style-name="ce12" office:value-type="string" calcext:value-type="string">
            <text:p>X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2" office:value-type="string" calcext:value-type="string">
            <text:p>19. Evaluation (New Interface?!)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3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8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8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18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 table:number-rows-repeated="7">
          <table:table-cell table:number-columns-repeated="8"/>
        </table:table-row>
        <table:table-row table:style-name="ro17">
          <table:table-cell table:style-name="ce18"/>
          <table:table-cell table:number-columns-repeated="7"/>
        </table:table-row>
      </table:table>
      <table:table table:name="Interface_Planning" table:style-name="ta1">
        <table:table-column table:style-name="co13" table:default-cell-style-name="ce17"/>
        <table:table-column table:style-name="co6" table:default-cell-style-name="ce17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19" office:value-type="string" calcext:value-type="string">
            <text:p/>
            <text:p><text:span text:style-name="T29">{</text:span><text:span text:style-name="T30">3</text:span><text:span text:style-name="T31">,</text:span><text:span text:style-name="T30"> 7</text:span><text:span text:style-name="T31">, 11, </text:span><text:span text:style-name="T32">15</text:span><text:span text:style-name="T31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9,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8, 16, 25}</text:span></text:p>
            <text:p/>
            <text:p><text:a xlink:href="#Thesis_Structure" xlink:type="simple">Structure</text:a></text:p>
            <text:p/>
            <text:p><text:span text:style-name="T33">1. Cover Page (design Image + Latex Template)</text:span></text:p>
            <text:p><text:span text:style-name="T33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/>
            <text:p>1. DiZi Thesis (read&amp;cite)</text:p>
            <text:p>2. Kuan thesis (read&amp;cite)</text:p>
            <text:p>3. Alex thesis (read &amp; cite)</text:p>
            <text:p>4. New Journals + cite</text:p>
            <text:p/>
            <text:p><text:a xlink:href="#Thesis_Planning" xlink:type="simple">Planning</text:a></text:p>
            <text:p/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17" table:number-columns-repeated="2"/>
        </table:table-row>
        <table:table-row table:style-name="ro5">
          <table:table-cell table:style-name="Default"/>
          <table:table-cell table:style-name="ce17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19" office:value-type="string" calcext:value-type="string">
            <text:p/>
            <text:p><text:span text:style-name="T34">{3</text:span><text:span text:style-name="T31">, 7, 11, </text:span><text:span text:style-name="T32">15</text:span><text:span text:style-name="T31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5"> </text:span><text:span text:style-name="T2">4</text:span><text:span text:style-name="T5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3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24">5</text:span><text:span text:style-name="T1">, 12, 18, 24}</text:span></text:p>
            <text:p>Interruptions / Planning</text:p>
            <text:p/>
            <text:p>Images from all Papers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0" office:value-type="string" calcext:value-type="string">
            <text:p><text:span text:style-name="T35">1. Introduction   | Introduction</text:span></text:p>
            <text:p><text:span text:style-name="T35">2. Concepts | Literature</text:span></text:p>
            <text:p><text:span text:style-name="T35">3. Design | Segmentation</text:span></text:p>
            <text:p><text:span text:style-name="T35">4. Segmentation Algorithms | Measurment &amp; Analysis</text:span></text:p>
            <text:p><text:span text:style-name="T35">5. System Workflow and GUI | Workflow &amp; GUI</text:span></text:p>
            <text:p><text:span text:style-name="T35">6. Yeast Experiments | Case Studies</text:span></text:p>
            <text:p><text:span text:style-name="T35">7. Conclusion &amp; Discussion 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7" office:value-type="string" calcext:value-type="string">
            <text:p><text:span text:style-name="T36">Di Zi Thesis.</text:span></text:p>
            <text:p><text:span text:style-name="T36">Kuan Thesis.</text:span></text:p>
            <text:p><text:span text:style-name="T36">Alex Thesis.</text:span></text:p>
            <text:p><text:span text:style-name="T36">Asmae's Work</text:span></text:p>
            <text:p><text:span text:style-name="T36">Paul's Works (from Journal References)</text:span></text:p>
            <text:p><text:span text:style-name="T36">From my Previous List (Check Below)</text:span></text:p>
            <text:p/>
            <text:p><text:span text:style-name="T36">Plan What to Do with Structure</text:span></text:p>
            <text:p><text:span text:style-name="T36">Current Design:</text:span></text:p>
            <text:p><text:span text:style-name="T36">1. Introdduction</text:span></text:p>
            <text:p><text:span text:style-name="T36">2. Concepts</text:span></text:p>
            <text:p><text:span text:style-name="T36">3. Design</text:span></text:p>
            <text:p><text:span text:style-name="T36">4. Segmentation Algorithms</text:span></text:p>
            <text:p><text:span text:style-name="T36">5. System Workflow and GUI</text:span></text:p>
            <text:p><text:span text:style-name="T36">6. Yeast Experiments</text:span></text:p>
            <text:p/>
            <text:p><text:span text:style-name="T36">Plan What Contents to Add</text:span></text:p>
            <text:p><text:span text:style-name="T36">1. Paul's Journal</text:span></text:p>
            <text:p><text:span text:style-name="T36">2. ICDIP content</text:span></text:p>
            <text:p><text:span text:style-name="T36">3. ICABME, ImageJ Plugin</text:span></text:p>
            <text:p/>
            <text:p><text:span text:style-name="T36">Plan What Images to Add</text:span></text:p>
            <text:p><text:span text:style-name="T36">1. Images from all published Papers.</text:span></text:p>
            <text:p><text:span text:style-name="T36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8">15</text:span><text:span text:style-name="T1">, </text:span><text:span text:style-name="T2">20</text:span><text:span text:style-name="T1">, 23}</text:span></text:p>
            <text:p>Follow Up Tasks</text:p>
            <text:p/>
            <text:p><text:span text:style-name="T13"><text:a xlink:href="file:///home/mohamed/Desktop/windowOfFour/followUps.odt" xlink:type="simple">Follow Ups</text:a></text:span></text:p>
            <text:p/>
            <text:p/>
          </table:table-cell>
          <table:table-cell table:style-name="ce2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</text:span><text:span text:style-name="T2">10</text:span><text:span text:style-name="T5">,</text:span><text:span text:style-name="T1">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</text:span><text:span text:style-name="T5"> </text:span><text:span text:style-name="T2">21, 22}</text:span></text:p>
            <text:p><text:a xlink:href="#PLAN_Moedoro" xlink:type="simple">Moedoro System</text:a></text:p>
          </table:table-cell>
        </table:table-row>
        <table:table-row table:style-name="ro27">
          <table:table-cell table:style-name="ce2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List of To Do Soon Tasks</text:p>
            <text:p/>
            <text:p>Update phone software</text:p>
            <text:p>Update home page (winSCP)</text:p>
            <text:p/>
            <text:p/>
          </table:table-cell>
          <table:table-cell table:style-name="ce23"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><text:span text:style-name="T13">Highest Priority To Do</text:span></text:p>
            <text:p/>
            <text:p/>
            <text:p><text:span text:style-name="T13">Group Presentation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2" office:value-type="string" calcext:value-type="string">
            <text:p><text:span text:style-name="T37">2.</text:span><text:span text:style-name="T37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5">,</text:span><text:span text:style-name="T1"> </text:span><text:span text:style-name="T8">15</text:span><text:span text:style-name="T1">, 20, 23}</text:span></text:p>
            <text:p>To Merge with 4 Windows, Needs to think about, </text:p>
            <text:p>Database? Initial Design? Fast Version, Later Versions.</text:p>
            <text:p/>
            <text:p><text:span text:style-name="T26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</text:span><text:span text:style-name="T2">6,</text:span><text:span text:style-name="T1"> </text:span><text:span text:style-name="T2">9</text:span><text:span text:style-name="T5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21, 22}</text:span></text:p>
            <text:p>Quick Tool Improvements:</text:p>
            <text:p/>
            <text:p><text:span text:style-name="T13">1. Created :</text:span></text:p>
            <text:p><text:span text:style-name="T13">addTask in FillDatabase.java </text:span></text:p>
            <text:p><text:span text:style-name="T13">ReadTableContents.java</text:span></text:p>
            <text:p><text:span text:style-name="T13">Next: create task at level 2; and start with Windows</text:span></text:p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28">
          <table:table-cell table:style-name="ce24" office:value-type="string" calcext:value-type="string">
            <text:p><text:a xlink:href="#HOME" xlink:type="simple">HOME</text:a></text:p>
          </table:table-cell>
          <table:table-cell table:style-name="ce24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9">
          <table:table-cell table:style-name="ce25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5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30">
          <table:table-cell table:style-name="ce25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38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1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20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</text:p>
            <text:p><text:span text:style-name="T19">3. IND report new job (mtleis; H@)  </text:span></text:p>
            <text:p><text:span text:style-name="T19">Explore (Home 2</text:span><text:span text:style-name="T39">nd</text:span><text:span text:style-name="T19"> Column, Inkomen en vermogen)</text:span></text:p>
            <text:p><text:span text:style-name="T19">4. T-Mobile check facture</text:span></text:p>
            <text:p><text:span text:style-name="T19">5. All info (people get excel file) dis </text:span></text:p>
            <text:p><text:span text:style-name="T25">6. Organize/Clean Office </text:span></text:p>
            <text:p><text:span text:style-name="T40">7. Scan folders*</text:span></text:p>
            <text:p><text:span text:style-name="T13">8. Dx orders</text:span></text:p>
            <text:p><text:span text:style-name="T13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 ,21, 22}</text:span></text:p>
            <text:p>Critical</text:p>
            <text:p>EDUCATION &amp; UrgentTasks</text:p>
            <text:p/>
            <text:p>1. YouTube Weka Videos (next : 1.5) </text:p>
            <text:p>2. JSP  </text:p>
            <text:p><text:a xlink:href="file:///home/mohamed/Desktop/windowOfFour/fijiCookbook.odt" xlink:type="simple">3. Fiji Cookbook Topics (Coloc)</text:a> *</text:p>
            <text:p><text:a xlink:href="file:///home/mohamed/Desktop/windowOfFour/netBeanModules.odt" xlink:type="simple">4. NetBean Modules (Help)</text:a></text:p>
            <text:p><text:a xlink:href="http://www.slideshare.net/xuyangela/active-contour-tutorial" xlink:type="simple">5. Slide Share</text:a> </text:p>
            <text:p/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><text:span text:style-name="T19">2. OV-ChipKaart 8EUR refund </text:span></text:p>
            <text:p><text:span text:style-name="T19">(mtleis100, malak1990, emailed them Ref. 2804428)</text:span></text:p>
            <text:p>3. ULCN pass (Saleh2014) into allInfo</text:p>
            <text:p><text:span text:style-name="T13">4. Read Job Contract</text:span></text:p>
            <text:p><text:span text:style-name="T19">5. Pension Letter / Pension Catalog int </text:span></text:p>
            <text:p><text:span text:style-name="T13">6. Read all mail letters </text:span></text:p>
            <text:p><text:span text:style-name="T13">7. Read Visio Papers </text:span></text:p>
            <text:p><text:span text:style-name="T13">8. Nuon Letter (3 checks email)</text:span></text:p>
            <text:p><text:span text:style-name="T13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 18, 24 }</text:span></text:p>
            <text:p>Interruptions</text:p>
            <text:p/>
            <text:p/>
            <text:p><text:span text:style-name="T19">1. Contact office (job help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27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26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2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2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2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3">
          <table:table-cell table:number-columns-repeated="2"/>
        </table:table-row>
      </table:table>
      <table:table table:name="POS_Planning" table:style-name="ta1">
        <table:table-column table:style-name="co21" table:default-cell-style-name="ce17"/>
        <table:table-column table:style-name="co2" table:default-cell-style-name="ce17"/>
        <table:table-row table:style-name="ro26">
          <table:table-cell office:value-type="string" calcext:value-type="string">
            <text:p><text:span text:style-name="T41">Registration Link</text:span></text:p>
            <text:p><text:span text:style-name="T41"><text:a xlink:href="https://fd8.formdesk.com/universiteitutrecht/Yeasterday2014" xlink:type="simple">https://fd8.formdesk.com/universiteitutrecht/Yeasterday2014</text:a></text:span></text:p>
            <text:p/>
            <text:p><text:span text:style-name="T41">Abstract:</text:span></text:p>
            <text:p><text:span text:style-name="T41"><text:a xlink:href="file:///home/mohamed/mohamed/Phd_Research/Conferences/YeasterDay/abstract-yeasterday-Tleis.docx" xlink:type="simple">doc</text:a></text:span></text:p>
            <text:p/>
            <text:p><text:span text:style-name="T41">Contact:</text:span></text:p>
            <text:p><text:span text:style-name="T41"><text:a xlink:href="file:///home/mohamed/mohamed/Phd_Research/Conferences/YeasterDay/registering.eml" xlink:type="simple">email</text:a></text:span></text:p>
            <text:p><text:span text:style-name="T41">C.I.Rutten@uu.nl.</text:span></text:p>
            <text:p><text:span text:style-name="T41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7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29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28" office:value-type="string" calcext:value-type="string">
            <text:p>Structure Issues:</text:p>
            <text:p/>
            <text:p>4. print &amp; mark points to discuss</text:p>
          </table:table-cell>
          <table:table-cell table:style-name="ce17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4" office:value-type="string" calcext:value-type="string">
            <text:p><text:a xlink:href="#HOME" xlink:type="simple">HOME</text:a></text:p>
          </table:table-cell>
          <table:table-cell table:style-name="ce24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17"/>
        <table:table-column table:style-name="co2" table:default-cell-style-name="ce17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4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8">15</text:span><text:span text:style-name="T1">, </text:span><text:span text:style-name="T2">20</text:span><text:span text:style-name="T1">, </text:span><text:span text:style-name="T5">23</text:span><text:span text:style-name="T1">}</text:span></text:p>
            <text:p/>
            <text:p>Expand Contour:</text:p>
            <text:p>1. Fix the Border Cells Problem</text:p>
            <text:p>2. Find Optimal Parameters</text:p>
            <text:p>3. Integrate into App</text:p>
            <text:p><text:span text:style-name="T9"/></text:p>
            <text:p><text:span text:style-name="T9"/></text:p>
            <text:p><text:span text:style-name="T42">After DisMax &amp; Expand:</text:span></text:p>
            <text:p><text:span text:style-name="T43">1. Rescore Pratt (</text:span><text:span text:style-name="T44">greater dataset</text:span><text:span text:style-name="T43">)</text:span></text:p>
            <text:p><text:span text:style-name="T43">- images\Dataset+GT </text:span></text:p>
            <text:p><text:span text:style-name="T43">Measurement.scoring.computePrattForDataset</text:span></text:p>
            <text:p><text:span text:style-name="T43"/></text:p>
            <text:p><text:span text:style-name="T43">523 dataset reference [23] in cellSerpant</text:span></text:p>
            <text:p><text:span text:style-name="T43">Be Careful of Pratt Score (reconsider over/under seg)</text:span></text:p>
            <text:p><text:span text:style-name="T43">F1-Measure</text:span></text:p>
            <text:p><text:span text:style-name="T45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1. Finalize DisMax</text:p>
            <text:p><text:span text:style-name="T13">1. Start Project </text:span></text:p>
            <text:p><text:span text:style-name="T13">test.segmentation.methods.distanceMaxima</text:span></text:p>
            <text:p><text:span text:style-name="T13">DisMaxCSP → Results very nice; </text:span></text:p>
            <text:p><text:span text:style-name="T13">But there are still double detections, </text:span></text:p>
            <text:p><text:span text:style-name="T13">and detections at non-Cell locations.</text:span></text:p>
            <text:p><text:span text:style-name="T13"> (filter by textures?; or by circularity?; </text:span></text:p>
            <text:p><text:span text:style-name="T13">few cases are still not detected). </text:span></text:p>
            <text:p><text:span text:style-name="T13">Balance between speed and accuracy.</text:span></text:p>
            <text:p><text:span text:style-name="T14">DisMaxCSP2 </text:span><text:span text:style-name="T13">to study results:</text:span></text:p>
            <text:p><text:span text:style-name="T13">1. Getting maxima average = 0.1 second</text:span></text:p>
            <text:p><text:span text:style-name="T13">2. Processing Points average = 0.8 second</text:span></text:p>
            <text:p><text:span text:style-name="T13">3. J48 classification of fwClass (good results)</text:span></text:p>
            <text:p><text:span text:style-name="T13"/></text:p>
            <text:p><text:span text:style-name="T13">A Basic working model. DistanceMaxima.java DONE. </text:span></text:p>
            <text:p><text:span text:style-name="T13">Next Duplicate HoughCSP </text:span></text:p>
            <text:p><text:span text:style-name="T13">Replace hough with distanceMaxima</text:span></text:p>
            <text:p><text:span text:style-name="T13"/></text:p>
            <text:p><text:span text:style-name="T13">2. Integrate into App</text:span></text:p>
          </table:table-cell>
        </table:table-row>
        <table:table-row table:style-name="ro35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1. Gray-weighted Distance then Maximas</text:p>
            <text:p>2. Hough-Based on latest Paper</text:p>
            <text:p>3. Study LevelSet and ActiveContours</text:p>
            <text:p><text:span text:style-name="T46">a. Active Contour → Snake.java (to test with crop im)</text:span></text:p>
            <text:p><text:span text:style-name="T46">b. Watershed, find dam line</text:span></text:p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1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1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1"/>
        </table:table-row>
        <table:table-row table:style-name="ro5" table:number-rows-repeated="2">
          <table:table-cell table:style-name="ce11"/>
          <table:table-cell table:style-name="ce30"/>
        </table:table-row>
        <table:table-row table:style-name="ro5" table:number-rows-repeated="2">
          <table:table-cell table:style-name="ce11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1"/>
          <table:table-cell/>
        </table:table-row>
        <table:table-row table:style-name="ro5">
          <table:table-cell table:style-name="ce30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1"/>
          <table:table-cell/>
        </table:table-row>
        <table:table-row table:style-name="ro5" table:number-rows-repeated="2">
          <table:table-cell table:number-columns-repeated="2"/>
        </table:table-row>
        <table:table-row table:style-name="ro36">
          <table:table-cell/>
          <table:table-cell table:style-name="ce32"/>
        </table:table-row>
        <table:table-row table:style-name="ro5">
          <table:table-cell/>
          <table:table-cell table:style-name="ce33"/>
        </table:table-row>
        <table:table-row table:style-name="ro36" table:number-rows-repeated="3">
          <table:table-cell/>
          <table:table-cell table:style-name="ce32"/>
        </table:table-row>
        <table:table-row table:style-name="ro5">
          <table:table-cell/>
          <table:table-cell table:style-name="ce33"/>
        </table:table-row>
        <table:table-row table:style-name="ro36" table:number-rows-repeated="2">
          <table:table-cell/>
          <table:table-cell table:style-name="ce32"/>
        </table:table-row>
        <table:table-row table:style-name="ro5">
          <table:table-cell/>
          <table:table-cell table:style-name="ce34"/>
        </table:table-row>
        <table:table-row table:style-name="ro36">
          <table:table-cell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ohit Hindi2" svg:font-family="'Lohit Hindi'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ohit Hindi1" svg:font-family="'Lohit Hindi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11:44:20.173444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0-23T17:53:31.534291009</dc:date>
    <dc:creator>Mohamed Tleis</dc:creator>
    <meta:editing-duration>P50DT23H58M23S</meta:editing-duration>
    <meta:editing-cycles>529</meta:editing-cycles>
    <meta:generator>LibreOffice/4.2.5.2$Linux_X86_64 LibreOffice_project/420m0$Build-2</meta:generator>
    <meta:document-statistic meta:table-count="23" meta:cell-count="288" meta:object-count="0"/>
  </office:meta>
</office:document-meta>
</file>